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8.811cm" fo:keep-together="auto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8.811cm"/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40ff" officeooo:paragraph-rsid="000840ff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rsid="000840ff" officeooo:paragraph-rsid="000840ff"/>
    </style:style>
    <style:style style:name="P3" style:family="paragraph" style:parent-style-name="Standard">
      <style:text-properties fo:font-style="italic" fo:font-weight="bold" officeooo:rsid="00087001" officeooo:paragraph-rsid="00087001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15%"/>
      <style:text-properties fo:font-style="italic" fo:font-weight="bold" officeooo:rsid="00087001" officeooo:paragraph-rsid="00087001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840ff" officeooo:paragraph-rsid="000840f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15%"/>
      <style:text-properties fo:font-style="italic" fo:font-weight="bold" officeooo:rsid="0008f28d" officeooo:paragraph-rsid="0008f28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normal" officeooo:rsid="000840ff" officeooo:paragraph-rsid="000840ff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tyle="italic" fo:font-weight="normal" officeooo:rsid="000840ff" officeooo:paragraph-rsid="000840ff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/>
      <style:text-properties fo:font-style="italic" fo:font-weight="normal" officeooo:rsid="000eda8e" officeooo:paragraph-rsid="000eda8e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50%"/>
      <style:text-properties fo:font-style="italic" fo:font-weight="normal" officeooo:rsid="00167ab6" officeooo:paragraph-rsid="00167ab6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line-height="150%"/>
      <style:text-properties fo:font-style="italic" fo:font-weight="normal" officeooo:rsid="0019c85e" officeooo:paragraph-rsid="0019c85e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087001" officeooo:paragraph-rsid="00087001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/>
      <style:text-properties fo:font-style="italic" fo:font-weight="normal" officeooo:rsid="001b8cff" officeooo:paragraph-rsid="001b8cf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line-height="150%"/>
      <style:text-properties fo:font-style="italic" fo:font-weight="normal" officeooo:rsid="00ca7414" officeooo:paragraph-rsid="00ca7414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line-height="115%"/>
      <style:text-properties fo:font-weight="bold" officeooo:rsid="00087001" officeooo:paragraph-rsid="00087001" style:font-weight-asian="bold" style:font-weight-complex="bold"/>
    </style:style>
    <style:style style:name="P16" style:family="paragraph" style:parent-style-name="Standard">
      <style:paragraph-properties fo:line-height="115%"/>
      <style:text-properties fo:font-weight="bold" officeooo:rsid="000ce30a" officeooo:paragraph-rsid="000ce30a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fba0a" officeooo:paragraph-rsid="001fba0a" style:font-weight-asian="bold" style:font-weight-complex="bold"/>
    </style:style>
    <style:style style:name="P18" style:family="paragraph" style:parent-style-name="Standard">
      <style:paragraph-properties fo:line-height="115%"/>
      <style:text-properties officeooo:paragraph-rsid="00087001"/>
    </style:style>
    <style:style style:name="P19" style:family="paragraph" style:parent-style-name="Standard">
      <style:paragraph-properties fo:line-height="115%"/>
      <style:text-properties officeooo:rsid="00087001" officeooo:paragraph-rsid="00087001"/>
    </style:style>
    <style:style style:name="P20" style:family="paragraph" style:parent-style-name="Standard">
      <style:paragraph-properties fo:line-height="115%"/>
      <style:text-properties officeooo:rsid="00087001" officeooo:paragraph-rsid="0008f28d"/>
    </style:style>
    <style:style style:name="P21" style:family="paragraph" style:parent-style-name="Standard">
      <style:paragraph-properties fo:line-height="150%"/>
      <style:text-properties officeooo:rsid="00167ab6" officeooo:paragraph-rsid="00167ab6"/>
    </style:style>
    <style:style style:name="P22" style:family="paragraph" style:parent-style-name="Standard">
      <style:paragraph-properties fo:line-height="150%"/>
      <style:text-properties officeooo:rsid="00187cf4" officeooo:paragraph-rsid="00187cf4"/>
    </style:style>
    <style:style style:name="P23" style:family="paragraph" style:parent-style-name="Standard">
      <style:paragraph-properties fo:line-height="150%"/>
      <style:text-properties fo:font-style="normal" officeooo:rsid="001fba0a" officeooo:paragraph-rsid="001fba0a" style:font-style-asian="normal" style:font-style-complex="normal"/>
    </style:style>
    <style:style style:name="P24" style:family="paragraph" style:parent-style-name="Standard">
      <style:paragraph-properties fo:line-height="150%"/>
      <style:text-properties fo:font-style="normal" fo:font-weight="bold" officeooo:rsid="001fba0a" officeooo:paragraph-rsid="001fba0a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150%"/>
      <style:text-properties fo:font-style="normal" fo:font-weight="bold" officeooo:rsid="0062aea4" officeooo:paragraph-rsid="0062aea4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line-height="150%"/>
      <style:text-properties fo:font-style="normal" fo:font-weight="bold" officeooo:rsid="00a601d8" officeooo:paragraph-rsid="00a601d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line-height="150%"/>
      <style:text-properties fo:font-style="normal" fo:font-weight="normal" officeooo:rsid="0062aea4" officeooo:paragraph-rsid="0062aea4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ba0a" officeooo:paragraph-rsid="003d71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e80fd" officeooo:paragraph-rsid="003e8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0b7c8" officeooo:paragraph-rsid="0040b7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85e27" officeooo:paragraph-rsid="00785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42bf" officeooo:paragraph-rsid="004c93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42bf" officeooo:paragraph-rsid="005436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cff" officeooo:paragraph-rsid="00212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cff" officeooo:paragraph-rsid="002ea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a0a" officeooo:paragraph-rsid="00212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a0a" officeooo:paragraph-rsid="002ea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a0a" officeooo:paragraph-rsid="0027e5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a0a" officeooo:paragraph-rsid="003d71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2148" officeooo:paragraph-rsid="00212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2148" officeooo:paragraph-rsid="002ea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5c1" officeooo:paragraph-rsid="002ea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5c1" officeooo:paragraph-rsid="005408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5c1" officeooo:paragraph-rsid="00543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aea3" officeooo:paragraph-rsid="0047a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c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57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57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c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43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57a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f5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5e27" officeooo:paragraph-rsid="00785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5e27" officeooo:paragraph-rsid="00785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.101cm" fo:margin-bottom="0.101cm" style:contextual-spacing="false"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5e27" officeooo:paragraph-rsid="00785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7c8" officeooo:paragraph-rsid="0040b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ea5c1" officeooo:paragraph-rsid="002ea5c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Standard">
      <style:paragraph-properties fo:line-height="115%"/>
      <style:text-properties style:text-underline-style="solid" style:text-underline-width="auto" style:text-underline-color="font-color" officeooo:rsid="000eda8e" officeooo:paragraph-rsid="000eda8e"/>
    </style:style>
    <style:style style:name="P59" style:family="paragraph" style:parent-style-name="Standard">
      <style:paragraph-properties fo:margin-top="0cm" fo:margin-bottom="0cm" style:contextual-spacing="false" fo:line-height="115%"/>
      <style:text-properties officeooo:rsid="000eda8e" officeooo:paragraph-rsid="000eda8e"/>
    </style:style>
    <style:style style:name="P60" style:family="paragraph" style:parent-style-name="Standard">
      <style:paragraph-properties fo:line-height="115%"/>
      <style:text-properties officeooo:rsid="000eda8e" officeooo:paragraph-rsid="000eda8e"/>
    </style:style>
    <style:style style:name="P61" style:family="paragraph" style:parent-style-name="Standard">
      <style:paragraph-properties fo:line-height="150%"/>
      <style:text-properties officeooo:rsid="000eda8e" officeooo:paragraph-rsid="000eda8e"/>
    </style:style>
    <style:style style:name="P62" style:family="paragraph" style:parent-style-name="Standard">
      <style:paragraph-properties fo:margin-top="0.101cm" fo:margin-bottom="0.101cm" style:contextual-spacing="false" fo:line-height="150%"/>
      <style:text-properties officeooo:rsid="000eda8e" officeooo:paragraph-rsid="000eda8e"/>
    </style:style>
    <style:style style:name="P63" style:family="paragraph" style:parent-style-name="Standard">
      <style:paragraph-properties fo:line-height="150%"/>
      <style:text-properties officeooo:rsid="001b8cff" officeooo:paragraph-rsid="001b8cff"/>
    </style:style>
    <style:style style:name="P64" style:family="paragraph" style:parent-style-name="Standard">
      <style:paragraph-properties fo:line-height="150%"/>
      <style:text-properties officeooo:rsid="001fba0a" officeooo:paragraph-rsid="001fba0a"/>
    </style:style>
    <style:style style:name="P65" style:family="paragraph" style:parent-style-name="Standard">
      <style:paragraph-properties fo:line-height="150%"/>
      <style:text-properties officeooo:rsid="00a601d8" officeooo:paragraph-rsid="00a89a6c"/>
    </style:style>
    <style:style style:name="P66" style:family="paragraph" style:parent-style-name="Standard">
      <style:paragraph-properties fo:line-height="150%"/>
      <style:text-properties officeooo:rsid="00a601d8" officeooo:paragraph-rsid="00c0a848"/>
    </style:style>
    <style:style style:name="P67" style:family="paragraph" style:parent-style-name="Standard" style:list-style-name="L1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e1b0" officeooo:paragraph-rsid="0045e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 style:list-style-name="L1">
      <style:paragraph-properties fo:line-height="150%" fo:text-align="start" style:justify-single-word="false"/>
      <style:text-properties officeooo:rsid="0045e1b0" officeooo:paragraph-rsid="0045e1b0"/>
    </style:style>
    <style:style style:name="P69" style:family="paragraph" style:parent-style-name="Standard" style:list-style-name="L1">
      <style:paragraph-properties fo:line-height="150%" fo:text-align="start" style:justify-single-word="false"/>
      <style:text-properties officeooo:paragraph-rsid="0040b7c8"/>
    </style:style>
    <style:style style:name="P70" style:family="paragraph" style:parent-style-name="Standard">
      <style:paragraph-properties fo:line-height="150%"/>
      <style:text-properties officeooo:paragraph-rsid="00a601d8"/>
    </style:style>
    <style:style style:name="P71" style:family="paragraph" style:parent-style-name="Standard" style:list-style-name="L1">
      <style:paragraph-properties fo:line-height="150%" fo:text-align="start" style:justify-single-word="false"/>
      <style:text-properties officeooo:rsid="0060576e" officeooo:paragraph-rsid="0060576e"/>
    </style:style>
    <style:style style:name="P72" style:family="paragraph" style:parent-style-name="Standard" style:list-style-name="L1">
      <style:paragraph-properties fo:line-height="150%" fo:text-align="start" style:justify-single-word="false"/>
      <style:text-properties officeooo:rsid="00c46e55" officeooo:paragraph-rsid="00c46e55"/>
    </style:style>
    <style:style style:name="P73" style:family="paragraph" style:parent-style-name="Standard" style:list-style-name="L2">
      <style:paragraph-properties fo:line-height="150%"/>
      <style:text-properties fo:font-style="normal" fo:font-weight="normal" officeooo:rsid="0060576e" officeooo:paragraph-rsid="0060576e" style:font-style-asian="normal" style:font-weight-asian="normal" style:font-style-complex="normal" style:font-weight-complex="normal"/>
    </style:style>
    <style:style style:name="P74" style:family="paragraph" style:parent-style-name="Standard" style:list-style-name="L2">
      <style:paragraph-properties fo:line-height="150%"/>
      <style:text-properties fo:font-style="normal" fo:font-weight="bold" officeooo:rsid="0062aea4" officeooo:paragraph-rsid="0062aea4" style:font-style-asian="normal" style:font-weight-asian="bold" style:font-style-complex="normal" style:font-weight-complex="bold"/>
    </style:style>
    <style:style style:name="P75" style:family="paragraph" style:parent-style-name="Standard" style:list-style-name="L2">
      <style:paragraph-properties fo:line-height="150%"/>
      <style:text-properties fo:font-style="normal" fo:font-weight="bold" officeooo:rsid="00c5b7e2" officeooo:paragraph-rsid="00c5b7e2" style:font-style-asian="normal" style:font-weight-asian="bold" style:font-style-complex="normal" style:font-weight-complex="bold"/>
    </style:style>
    <style:style style:name="P76" style:family="paragraph" style:parent-style-name="Standard" style:list-style-name="L3">
      <style:paragraph-properties fo:line-height="150%"/>
      <style:text-properties officeooo:rsid="00a601d8" officeooo:paragraph-rsid="00a601d8"/>
    </style:style>
    <style:style style:name="P77" style:family="paragraph" style:parent-style-name="Standard" style:list-style-name="L4">
      <style:paragraph-properties fo:line-height="150%"/>
      <style:text-properties officeooo:rsid="00a601d8" officeooo:paragraph-rsid="00a601d8"/>
    </style:style>
    <style:style style:name="P78" style:family="paragraph" style:parent-style-name="Standard" style:list-style-name="L5">
      <style:paragraph-properties fo:line-height="150%"/>
      <style:text-properties officeooo:rsid="00a601d8" officeooo:paragraph-rsid="00a601d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f28d" style:font-style-asian="italic" style:font-style-complex="italic"/>
    </style:style>
    <style:style style:name="T3" style:family="text">
      <style:text-properties fo:font-style="italic" officeooo:rsid="00212148" style:font-style-asian="italic" style:font-style-complex="italic"/>
    </style:style>
    <style:style style:name="T4" style:family="text">
      <style:text-properties fo:font-style="italic" officeooo:rsid="002e900c" style:font-style-asian="italic" style:font-style-complex="italic"/>
    </style:style>
    <style:style style:name="T5" style:family="text">
      <style:text-properties fo:font-style="italic" officeooo:rsid="003e80fd" style:font-style-asian="italic" style:font-style-complex="italic"/>
    </style:style>
    <style:style style:name="T6" style:family="text">
      <style:text-properties fo:font-style="italic" officeooo:rsid="006c05f4" style:font-style-asian="italic" style:font-style-complex="italic"/>
    </style:style>
    <style:style style:name="T7" style:family="text">
      <style:text-properties fo:font-style="italic" officeooo:rsid="0072302d" style:font-style-asian="italic" style:font-style-complex="italic"/>
    </style:style>
    <style:style style:name="T8" style:family="text">
      <style:text-properties fo:font-style="italic" officeooo:rsid="007506b2" style:font-style-asian="italic" style:font-style-complex="italic"/>
    </style:style>
    <style:style style:name="T9" style:family="text">
      <style:text-properties fo:font-style="italic" officeooo:rsid="0079bd8b" style:font-style-asian="italic" style:font-style-complex="italic"/>
    </style:style>
    <style:style style:name="T10" style:family="text">
      <style:text-properties fo:font-style="italic" officeooo:rsid="007a2c65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8700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8f28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ce30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67ab6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12148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7f0462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7f40ea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87001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08f28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ce30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67ab6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9c85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b2eee7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b48fd2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b6542b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solid" style:text-underline-width="auto" style:text-underline-color="font-color" fo:font-weight="normal" officeooo:rsid="00087001" style:font-style-asian="italic" style:font-weight-asian="normal" style:font-style-complex="italic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e80fd" style:font-weight-asian="normal" style:font-weight-complex="normal"/>
    </style:style>
    <style:style style:name="T31" style:family="text">
      <style:text-properties fo:font-weight="normal" officeooo:rsid="0041bcc3" style:font-weight-asian="normal" style:font-weight-complex="normal"/>
    </style:style>
    <style:style style:name="T32" style:family="text">
      <style:text-properties fo:font-weight="normal" officeooo:rsid="0041ff7d" style:font-weight-asian="normal" style:font-weight-complex="normal"/>
    </style:style>
    <style:style style:name="T3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8b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0b7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757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c88a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4757f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4757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12148" style:font-weight-asian="bold" style:font-weight-complex="bold"/>
    </style:style>
    <style:style style:name="T45" style:family="text">
      <style:text-properties fo:font-weight="bold" officeooo:rsid="002ea5c1" style:font-weight-asian="bold" style:font-weight-complex="bold"/>
    </style:style>
    <style:style style:name="T46" style:family="text">
      <style:text-properties fo:font-weight="bold" officeooo:rsid="0031ed63" style:font-weight-asian="bold" style:font-weight-complex="bold"/>
    </style:style>
    <style:style style:name="T47" style:family="text">
      <style:text-properties fo:font-weight="bold" officeooo:rsid="004d837c" style:font-weight-asian="bold" style:font-weight-complex="bold"/>
    </style:style>
    <style:style style:name="T48" style:family="text">
      <style:text-properties fo:font-weight="bold" officeooo:rsid="005142bf" style:font-weight-asian="bold" style:font-weight-complex="bold"/>
    </style:style>
    <style:style style:name="T49" style:family="text">
      <style:text-properties fo:font-weight="bold" officeooo:rsid="00556e34" style:font-weight-asian="bold" style:font-weight-complex="bold"/>
    </style:style>
    <style:style style:name="T50" style:family="text">
      <style:text-properties fo:font-weight="bold" officeooo:rsid="005a88a2" style:font-weight-asian="bold" style:font-weight-complex="bold"/>
    </style:style>
    <style:style style:name="T51" style:family="text">
      <style:text-properties fo:font-weight="bold" officeooo:rsid="005f7b80" style:font-weight-asian="bold" style:font-weight-complex="bold"/>
    </style:style>
    <style:style style:name="T52" style:family="text">
      <style:text-properties fo:font-weight="bold" officeooo:rsid="006c05f4" style:font-weight-asian="bold" style:font-weight-complex="bold"/>
    </style:style>
    <style:style style:name="T53" style:family="text">
      <style:text-properties fo:font-weight="bold" officeooo:rsid="006e779d" style:font-weight-asian="bold" style:font-weight-complex="bold"/>
    </style:style>
    <style:style style:name="T54" style:family="text">
      <style:text-properties fo:font-weight="bold" officeooo:rsid="00704d47" style:font-weight-asian="bold" style:font-weight-complex="bold"/>
    </style:style>
    <style:style style:name="T55" style:family="text">
      <style:text-properties fo:font-weight="bold" officeooo:rsid="007d61f2" style:font-weight-asian="bold" style:font-weight-complex="bold"/>
    </style:style>
    <style:style style:name="T56" style:family="text">
      <style:text-properties fo:font-weight="bold" officeooo:rsid="008a9cfd" style:font-weight-asian="bold" style:font-weight-complex="bold"/>
    </style:style>
    <style:style style:name="T57" style:family="text">
      <style:text-properties fo:font-weight="bold" officeooo:rsid="008cb5f7" style:font-weight-asian="bold" style:font-weight-complex="bold"/>
    </style:style>
    <style:style style:name="T58" style:family="text">
      <style:text-properties fo:font-weight="bold" officeooo:rsid="008e89b7" style:font-weight-asian="bold" style:font-weight-complex="bold"/>
    </style:style>
    <style:style style:name="T59" style:family="text">
      <style:text-properties fo:font-weight="bold" officeooo:rsid="0081f291" style:font-weight-asian="bold" style:font-weight-complex="bold"/>
    </style:style>
    <style:style style:name="T60" style:family="text">
      <style:text-properties fo:font-weight="bold" officeooo:rsid="00b644b6" style:font-weight-asian="bold" style:font-weight-complex="bold"/>
    </style:style>
    <style:style style:name="T61" style:family="text">
      <style:text-properties officeooo:rsid="00212148"/>
    </style:style>
    <style:style style:name="T62" style:family="text">
      <style:text-properties officeooo:rsid="002ccbb2"/>
    </style:style>
    <style:style style:name="T63" style:family="text">
      <style:text-properties officeooo:rsid="002ea5c1"/>
    </style:style>
    <style:style style:name="T64" style:family="text">
      <style:text-properties fo:color="#808080" loext:opacity="100%" style:font-name="Consolas" fo:font-size="9.5pt" style:font-size-asian="9.5pt"/>
    </style:style>
    <style:style style:name="T65" style:family="text">
      <style:text-properties fo:color="#808080" loext:opacity="100%" fo:font-size="16pt" style:font-size-asian="16pt" style:font-size-complex="16pt"/>
    </style:style>
    <style:style style:name="T66" style:family="text">
      <style:text-properties officeooo:rsid="003e80fd"/>
    </style:style>
    <style:style style:name="T67" style:family="text">
      <style:text-properties officeooo:rsid="0047aea3"/>
    </style:style>
    <style:style style:name="T68" style:family="text">
      <style:text-properties officeooo:rsid="004d837c"/>
    </style:style>
    <style:style style:name="T69" style:family="text">
      <style:text-properties officeooo:rsid="004f3e66"/>
    </style:style>
    <style:style style:name="T70" style:family="text">
      <style:text-properties officeooo:rsid="005142bf"/>
    </style:style>
    <style:style style:name="T71" style:family="text">
      <style:text-properties officeooo:rsid="00556e34"/>
    </style:style>
    <style:style style:name="T72" style:family="text">
      <style:text-properties officeooo:rsid="0058b153"/>
    </style:style>
    <style:style style:name="T73" style:family="text">
      <style:text-properties officeooo:rsid="005a88a2"/>
    </style:style>
    <style:style style:name="T74" style:family="text">
      <style:text-properties officeooo:rsid="00657a1a"/>
    </style:style>
    <style:style style:name="T75" style:family="text">
      <style:text-properties officeooo:rsid="00676a97"/>
    </style:style>
    <style:style style:name="T76" style:family="text">
      <style:text-properties officeooo:rsid="006c05f4"/>
    </style:style>
    <style:style style:name="T77" style:family="text">
      <style:text-properties officeooo:rsid="006e779d"/>
    </style:style>
    <style:style style:name="T78" style:family="text">
      <style:text-properties officeooo:rsid="00704d47"/>
    </style:style>
    <style:style style:name="T79" style:family="text">
      <style:text-properties officeooo:rsid="0081f291"/>
    </style:style>
    <style:style style:name="T80" style:family="text">
      <style:text-properties officeooo:rsid="0083ab1c"/>
    </style:style>
    <style:style style:name="T81" style:family="text">
      <style:text-properties officeooo:rsid="0085e956"/>
    </style:style>
    <style:style style:name="T82" style:family="text">
      <style:text-properties officeooo:rsid="008a9cfd"/>
    </style:style>
    <style:style style:name="T83" style:family="text">
      <style:text-properties officeooo:rsid="008c6a27"/>
    </style:style>
    <style:style style:name="T84" style:family="text">
      <style:text-properties officeooo:rsid="008cb5f7"/>
    </style:style>
    <style:style style:name="T85" style:family="text">
      <style:text-properties officeooo:rsid="008e4fa5"/>
    </style:style>
    <style:style style:name="T86" style:family="text">
      <style:text-properties officeooo:rsid="008e89b7"/>
    </style:style>
    <style:style style:name="T87" style:family="text">
      <style:text-properties officeooo:rsid="008fe8e6"/>
    </style:style>
    <style:style style:name="T88" style:family="text">
      <style:text-properties officeooo:rsid="00925f66"/>
    </style:style>
    <style:style style:name="T89" style:family="text">
      <style:text-properties officeooo:rsid="0093b815"/>
    </style:style>
    <style:style style:name="T90" style:family="text">
      <style:text-properties officeooo:rsid="009b3508"/>
    </style:style>
    <style:style style:name="T91" style:family="text">
      <style:text-properties officeooo:rsid="009cf9f6"/>
    </style:style>
    <style:style style:name="T92" style:family="text">
      <style:text-properties fo:font-size="16pt" fo:font-weight="bold" style:font-size-asian="16pt" style:font-weight-asian="bold" style:font-size-complex="16pt" style:font-weight-complex="bold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a601d8" style:font-style-asian="normal" style:font-style-complex="normal"/>
    </style:style>
    <style:style style:name="T95" style:family="text">
      <style:text-properties fo:font-style="normal" officeooo:rsid="00a7dfd6" style:font-style-asian="normal" style:font-style-complex="normal"/>
    </style:style>
    <style:style style:name="T96" style:family="text">
      <style:text-properties fo:font-style="normal" officeooo:rsid="00a89a6c" style:font-style-asian="normal" style:font-style-complex="normal"/>
    </style:style>
    <style:style style:name="T97" style:family="text">
      <style:text-properties fo:font-style="normal" officeooo:rsid="00aafe0b" style:font-style-asian="normal" style:font-style-complex="normal"/>
    </style:style>
    <style:style style:name="T98" style:family="text">
      <style:text-properties fo:font-style="normal" officeooo:rsid="00ab0742" style:font-style-asian="normal" style:font-style-complex="normal"/>
    </style:style>
    <style:style style:name="T99" style:family="text">
      <style:text-properties fo:font-style="normal" officeooo:rsid="00bda0e7" style:font-style-asian="normal" style:font-style-complex="normal"/>
    </style:style>
    <style:style style:name="T100" style:family="text">
      <style:text-properties fo:font-style="normal" officeooo:rsid="00bf4a3a" style:font-style-asian="normal" style:font-style-complex="normal"/>
    </style:style>
    <style:style style:name="T101" style:family="text">
      <style:text-properties officeooo:rsid="00b644b6"/>
    </style:style>
    <style:style style:name="T102" style:family="text">
      <style:text-properties officeooo:rsid="00c6aa3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T-SQL(Transact sql) <text:s/>- microsoft-specific extension to SQL</text:p>
      <text:p text:style-name="P7"/>
      <text:p text:style-name="P8">= standard sql + script or batch(multiple lines <text:s/>of code) + triggers + working with variables + </text:p>
      <text:p text:style-name="P8"><text:s text:c="3"/>user-defined functions + stored procedures and many more...!</text:p>
      <text:p text:style-name="P7"><text:tab/></text:p>
      <text:p text:style-name="P3">Functions :-</text:p>
      <text:p text:style-name="P4"/>
      <text:p text:style-name="P4">User-Defined-Functions (UDFs) – <text:span text:style-name="T29">block of code, that takes parameters, perform an action <text:s/>complex calculation), &amp; return the </text:span>result<text:span text:style-name="T29"> of that action as a value.</text:span></text:p>
      <text:p text:style-name="P4"/>
      <text:p text:style-name="P18"><text:span text:style-name="T12">Result value – Either </text:span><text:span text:style-name="T20">single </text:span><text:span text:style-name="T12">scalar</text:span><text:span text:style-name="T20"> value </text:span><text:span text:style-name="T28">OR</text:span><text:span text:style-name="T20"> </text:span><text:span text:style-name="T12">result set</text:span></text:p>
      <text:p text:style-name="P18"/>
      <text:p text:style-name="P4">Why UDFs ?</text:p>
      <text:p text:style-name="P19"/>
      <text:p text:style-name="P4">1. Modularity -</text:p>
      <text:p text:style-name="P19"><text:span text:style-name="T11"><text:tab/>C</text:span><text:span text:style-name="T19">reate once call any no. Of times.</text:span></text:p>
      <text:p text:style-name="P4">2. Faster Execution -</text:p>
      <text:p text:style-name="P15"><text:span text:style-name="T1"><text:tab/>C</text:span><text:span text:style-name="T19">reated function parses, compiles, &amp; gets optimized only once, upon app.. startup rest of the <text:tab/>time it just gets called.</text:span></text:p>
      <text:p text:style-name="P15"><text:span text:style-name="T19"><text:tab/></text:span><text:span text:style-name="T1">W</text:span><text:span text:style-name="T19">ithout ufds u have to write the code everywhere, where required, which re-parses, re-<text:tab/>compiles, &amp; gets re-optimized, </text:span><text:span text:style-name="T21">with each</text:span><text:span text:style-name="T19"> </text:span><text:span text:style-name="T21">use </text:span><text:span text:style-name="T19">after app.. startup.</text:span></text:p>
      <text:p text:style-name="P6">3. Reduce Network traffic -</text:p>
      <text:p text:style-name="P20"><text:span text:style-name="T13"><text:tab/>F</text:span><text:span text:style-name="T21">unction can be invoked in </text:span><text:span text:style-name="T13">WHERE</text:span><text:span text:style-name="T21"> clause to reduce the no. Of rows sent to the client from <text:tab/>the server</text:span></text:p>
      <text:p text:style-name="P20"/>
      <text:p text:style-name="P20"/>
      <text:p text:style-name="P16"><text:span text:style-name="T2">T</text:span><text:span text:style-name="T1">ypes – Scalar Func – </text:span><text:span text:style-name="T19">single data value in the Returns clause</text:span></text:p>
      <text:p text:style-name="P19"><text:span text:style-name="T11"><text:tab/> </text:span><text:span text:style-name="T14">Table-Valued Func –</text:span><text:span text:style-name="T22"> table data in the Returns clause</text:span></text:p>
      <text:p text:style-name="P19"/>
      <text:p text:style-name="P58"><text:span text:style-name="T15">#</text:span><text:span text:style-name="T23"> </text:span><text:span text:style-name="T22">B</text:span><text:span text:style-name="T19">efore creating fucntions, things to know...</text:span></text:p>
      <text:p text:style-name="P59"/>
      <text:p text:style-name="P9">1. <text:span text:style-name="T43">user-defined-funcs always return a value.</text:span></text:p>
      <text:p text:style-name="P9">2. user-defined funcs only requires input params and not output params.</text:p>
      <text:p text:style-name="P9">3. user-defined funcs (Scalar types) can not return multiple result set.</text:p>
      <text:p text:style-name="P10">4. Error handling is <text:span text:style-name="T101">supported</text:span> in a use-defined func <text:span text:style-name="T60">of</text:span><text:span text:style-name="T101"> </text:span><text:span text:style-name="T60">type multi-stm</text:span><text:span text:style-name="T101">t table-valued type only</text:span>.</text:p>
      <text:p text:style-name="P21"><text:span text:style-name="T27"><text:s text:c="4"/>i.e.</text:span><text:span text:style-name="T19">- doesn’t support </text:span><text:span text:style-name="T11">TRY...CATCH, @ERROR </text:span><text:span text:style-name="T19">or </text:span><text:span text:style-name="T11">RAISERROR </text:span><text:span text:style-name="T27">in scalar &amp; inline-table-valued</text:span></text:p>
      <text:p text:style-name="P61"/>
      <text:p text:style-name="P22"><text:span text:style-name="T19">5. SET stmts </text:span><text:span text:style-name="T24">are</text:span><text:span text:style-name="T19"> <text:s/>allowed in UDFs, </text:span><text:span text:style-name="T25">but </text:span><text:span text:style-name="T26">have </text:span><text:span text:style-name="T25"><text:s/>restrictive </text:span><text:span text:style-name="T26">usage</text:span><text:span text:style-name="T25"> for each function</text:span></text:p>
      <text:p text:style-name="P11">6. UDFs cannot call a stored procedure, vice versa is possible</text:p>
      <text:p text:style-name="P13">7. UDFs can be nested, with a limit of 32 levels (but not recommended)</text:p>
      <text:p text:style-name="P14">8. <text:span text:style-name="T43">Scalar </text:span>func supports <text:span text:style-name="T43">IF ELSE </text:span>but not <text:span text:style-name="T43">Loops</text:span></text:p>
      <text:p text:style-name="P63"/>
      <text:p text:style-name="P64"><text:soft-page-break/></text:p>
      <text:p text:style-name="P17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8"><text:span text:style-name="T3">Syntax ( </text:span><text:span text:style-name="T4">S</text:span><text:span text:style-name="T3">calar function )</text:span></text:p>
            <text:p text:style-name="P36"/>
            <text:p text:style-name="P36"><text:span text:style-name="T44"><text:s text:c="12"/>CREATE FUNCTION <text:s/></text:span><text:span text:style-name="T61">func_name( param </text:span><text:span text:style-name="T62">as </text:span><text:span text:style-name="T61">datatype, . . .)</text:span></text:p>
            <text:p text:style-name="P40"><text:span text:style-name="T1"><text:tab/></text:span><text:span text:style-name="T43">RETURNS</text:span> return_datatype</text:p>
            <text:p text:style-name="P40"><text:span text:style-name="T1"><text:tab/></text:span>[<text:span text:style-name="T1"> </text:span><text:span text:style-name="T11">WITH</text:span> <text:span text:style-name="T1">func_option [,...n] </text:span>] </text:p>
            <text:p text:style-name="P40"><text:span text:style-name="T1"><text:tab/></text:span>[<text:span text:style-name="T1"> </text:span><text:span text:style-name="T11">AS</text:span><text:span text:style-name="T1"> </text:span>]</text:p>
            <text:p text:style-name="P40"><text:tab/><text:tab/><text:span text:style-name="T43">BEGIN</text:span></text:p>
            <text:p text:style-name="P40"><text:tab/><text:tab/><text:tab/>func_body</text:p>
            <text:p text:style-name="P40"><text:tab/><text:tab/><text:tab/><text:span text:style-name="T43">RETURN</text:span> scalar_expression</text:p>
            <text:p text:style-name="P34"><text:tab/><text:span text:style-name="T61"><text:tab/></text:span><text:span text:style-name="T44">END;</text:span></text:p>
          </table:table-cell>
        </table:table-row>
        <table:table-row table:style-name="Table1.2">
          <table:table-cell table:style-name="Table1.A2" office:value-type="string">
            <text:p text:style-name="P42"><text:span text:style-name="T1">Example :- </text:span><text:span text:style-name="T18">C</text:span><text:span text:style-name="T8">reate a function </text:span><text:span text:style-name="T10">to get the salary of an employee by passing his name</text:span></text:p>
            <text:p text:style-name="P37"/>
            <text:p text:style-name="P37"><text:span text:style-name="T44"><text:s text:c="12"/>CREATE FUNCTION <text:s/></text:span><text:span text:style-name="T63">salary</text:span><text:span text:style-name="T61">( </text:span><text:span text:style-name="T63">@name as varchar(20)</text:span><text:span text:style-name="T61">)</text:span></text:p>
            <text:p text:style-name="P41"><text:span text:style-name="T1"><text:tab/></text:span><text:span text:style-name="T43">RETURNS</text:span> <text:span text:style-name="T63">decimal</text:span></text:p>
            <text:p text:style-name="P41"><text:span text:style-name="T1"><text:tab/></text:span>[<text:span text:style-name="T1"> </text:span><text:span text:style-name="T11">WITH</text:span> <text:span text:style-name="T1">func_option [,...n] </text:span>] </text:p>
            <text:p text:style-name="P41"><text:span text:style-name="T1"><text:tab/></text:span>[<text:span text:style-name="T1"> </text:span><text:span text:style-name="T11">AS</text:span><text:span text:style-name="T1"> </text:span>]</text:p>
            <text:p text:style-name="P41"><text:tab/><text:tab/><text:span text:style-name="T43">BEGIN</text:span></text:p>
            <text:p text:style-name="P41"><text:span text:style-name="T43"><text:s text:c="35"/></text:span><text:span text:style-name="T45">DECLARE </text:span><text:span text:style-name="T63">@sal decimal;</text:span></text:p>
            <text:p text:style-name="P41"><text:s text:c="35"/></text:p>
            <text:p text:style-name="P41"><text:s text:c="35"/><text:span text:style-name="T46">SELECT </text:span><text:span text:style-name="T63">@sal = salary </text:span></text:p>
            <text:p text:style-name="P41"><text:s text:c="35"/><text:span text:style-name="T46">FROM </text:span><text:span text:style-name="T63">temp_employee</text:span> </text:p>
            <text:p text:style-name="P41"><text:tab/><text:tab/> <text:s text:c="10"/><text:span text:style-name="T46">WHERE</text:span><text:span text:style-name="T63"> name = ‘XYZ’;</text:span></text:p>
            <text:p text:style-name="P41"/>
            <text:p text:style-name="P41"><text:tab/><text:tab/><text:tab/><text:span text:style-name="T43">RETURN</text:span> <text:span text:style-name="T63">@sal</text:span></text:p>
            <text:p text:style-name="P35"><text:span text:style-name="T1"><text:tab/></text:span><text:span text:style-name="T3"><text:tab/></text:span><text:span text:style-name="T16">END;</text:span></text:p>
            <text:p text:style-name="P35"/>
            <text:p text:style-name="P35"><text:span text:style-name="T64"><text:s text:c="5"/></text:span><text:span text:style-name="T65"><text:s/></text:span><text:span text:style-name="T92">select dbo.salary('dev') as 'Employee Salary';</text:span></text:p>
            <text:p text:style-name="P57"><text:s text:c="22"/></text:p>
          </table:table-cell>
        </table:table-row>
      </table:table>
      <text:p text:style-name="P17"/>
      <text:p text:style-name="P24"><text:tab/></text:p>
      <text:p text:style-name="P23"><text:soft-page-break/></text:p>
      <text:p text:style-name="P28"><text:span text:style-name="T61"><text:s/></text:span><text:span text:style-name="T66">Table Valued</text:span><text:span text:style-name="T61"> function :-</text:span></text:p>
      <text:p text:style-name="P28"/>
      <text:p text:style-name="P28"><text:span text:style-name="T30">1. <text:s/>User-defined </text:span><text:span text:style-name="T31">T</text:span><text:span text:style-name="T30">able-valued functions </text:span><text:span text:style-name="T5">return</text:span><text:span text:style-name="T30"> a </text:span><text:span text:style-name="T5">table</text:span><text:span text:style-name="T66"> </text:span><text:span text:style-name="T30">data type.</text:span></text:p>
      <text:p text:style-name="P29"><text:span text:style-name="T29">2. <text:s/>A </text:span><text:span text:style-name="T32">T</text:span><text:span text:style-name="T29">able-valued function accepts </text:span>zero<text:span text:style-name="T29"> or </text:span>more<text:span text:style-name="T29"> parameters.</text:span></text:p>
      <text:p text:style-name="P29"/>
      <text:p text:style-name="P56">Types :- </text:p>
      <text:p text:style-name="P30"><text:span text:style-name="T29"><text:tab/></text:span>1<text:span text:style-name="T29">. </text:span>Inline Table-valued function</text:p>
      <text:list text:style-name="L1">
        <text:list-item>
          <text:p text:style-name="P67">There is no requirement of func body, i.e <text:s/>no need of BEGIN-END block.</text:p>
          <text:p text:style-name="P68"><text:span text:style-name="T33">because it’</text:span><text:span text:style-name="T34">s a func with single stmt </text:span><text:span text:style-name="T33">, </text:span><text:span text:style-name="T34">&amp; BEGIN-END is for body with multiple stmts.</text:span></text:p>
        </text:list-item>
        <text:list-item>
          <text:p text:style-name="P69"><text:span text:style-name="T35">The </text:span><text:span text:style-name="T40">table</text:span><text:span text:style-name="T35"> is the </text:span><text:span text:style-name="T42">result</text:span><text:span text:style-name="T38"> </text:span><text:span text:style-name="T42">set</text:span><text:span text:style-name="T40"> </text:span><text:span text:style-name="T35">of single </text:span><text:span text:style-name="T40">SELECT</text:span><text:span text:style-name="T35"> statement</text:span><text:span text:style-name="T37"><text:tab/></text:span></text:p>
        </text:list-item>
        <text:list-item>
          <text:p text:style-name="P71"><text:span text:style-name="T37">R</text:span><text:span text:style-name="T36">eturn </text:span><text:span text:style-name="T33">type is </text:span><text:span text:style-name="T41">table</text:span><text:span text:style-name="T36">.</text:span></text:p>
        </text:list-item>
        <text:list-item>
          <text:p text:style-name="P72"><text:span text:style-name="T36">Does not support if else or loop </text:span><text:span text:style-name="T39">block</text:span></text:p>
        </text:list-item>
      </text:list>
      <text:p text:style-name="P28"/>
      <text:p text:style-name="P45"/>
      <text:p text:style-name="P45"><text:tab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46"><text:span text:style-name="T61">S</text:span><text:span text:style-name="T67">yntax (Inline Tabel-valued Function)</text:span> <text:s text:c="6"/></text:p>
            <text:p text:style-name="P46"/>
            <text:p text:style-name="P49"><text:s text:c="25"/><text:span text:style-name="T43"><text:s/></text:span><text:span text:style-name="T47">CREATE FUNCTION </text:span><text:span text:style-name="T68">func_name( param <text:s/></text:span><text:span text:style-name="T69">datatype, ...</text:span><text:span text:style-name="T68">)</text:span></text:p>
            <text:p text:style-name="P49"><text:s text:c="26"/><text:span text:style-name="T48">RETURNS </text:span><text:span text:style-name="T70">return_datatype</text:span></text:p>
            <text:p text:style-name="P49"><text:s text:c="26"/><text:span text:style-name="T48">AS</text:span></text:p>
            <text:p text:style-name="P32"><text:s text:c="26"/>RETURN statement</text:p>
          </table:table-cell>
        </table:table-row>
        <table:table-row>
          <table:table-cell table:style-name="Table2.A2" office:value-type="string">
            <text:p text:style-name="P43"><text:span text:style-name="T1">Example :- </text:span><text:span text:style-name="T17">C</text:span><text:span text:style-name="T7">reate a func </text:span><text:span text:style-name="T9">to get list of all employees by passing employee salary</text:span></text:p>
            <text:p text:style-name="P43"/>
            <text:p text:style-name="P44"><text:s text:c="25"/><text:span text:style-name="T47">CREATE FUNCTION </text:span><text:span text:style-name="T71">getAllEmployees</text:span><text:span text:style-name="T68">( </text:span><text:span text:style-name="T71">@salary decimal</text:span><text:span text:style-name="T68">)</text:span></text:p>
            <text:p text:style-name="P50"><text:s text:c="25"/><text:span text:style-name="T48">RETURNS </text:span><text:span text:style-name="T72">table</text:span></text:p>
            <text:p text:style-name="P50"><text:s text:c="25"/><text:span text:style-name="T48">AS</text:span></text:p>
            <text:p text:style-name="P33"><text:s text:c="25"/>RETURN <text:s/></text:p>
            <text:p text:style-name="P44"><text:span text:style-name="T49"><text:s text:c="34"/></text:span><text:span text:style-name="T50">SELECT</text:span><text:span text:style-name="T49"> </text:span><text:span text:style-name="T71">*</text:span><text:span text:style-name="T49"> </text:span><text:span text:style-name="T50">FROM </text:span><text:span text:style-name="T71">temp_employee where salary = @salary;</text:span></text:p>
            <text:p text:style-name="P44"/>
            <text:p text:style-name="P44"><text:s text:c="24"/><text:span text:style-name="T50">SELECT </text:span><text:span text:style-name="T73">* </text:span><text:span text:style-name="T50">FROM</text:span><text:span text:style-name="T73"> getAllEmployees(20000);</text:span></text:p>
          </table:table-cell>
        </table:table-row>
      </table:table>
      <text:p text:style-name="P45"/>
      <text:p text:style-name="P39"><text:soft-page-break/></text:p>
      <text:p text:style-name="P23"/>
      <text:p text:style-name="P23"><text:span text:style-name="T16"><text:s text:c="6"/></text:span><text:span text:style-name="T44"><text:s text:c="2"/></text:span><text:span text:style-name="T51">2. Multi-statement Table-Valued Function</text:span></text:p>
      <text:list xml:id="list3772416344" text:style-name="L2">
        <text:list-item>
          <text:p text:style-name="P73"><text:span text:style-name="T61">C</text:span>ontains multiple SQL stmts enclosed in <text:span text:style-name="T43">BEGIN-END</text:span> block.</text:p>
        </text:list-item>
        <text:list-item>
          <text:p text:style-name="P74">Return value <text:span text:style-name="T29">is declared as a </text:span>table variable. <text:span text:style-name="T29">Return stmt me value return nhi </text:span></text:p>
          <text:p text:style-name="P74"><text:span text:style-name="T29">krte, nahi SQL stmt return krte h, balki </text:span>table variable<text:span text:style-name="T29"> se value </text:span>return <text:span text:style-name="T29">krte h.</text:span></text:p>
        </text:list-item>
        <text:list-item>
          <text:p text:style-name="P75"><text:span text:style-name="T29">Supports </text:span>if else <text:span text:style-name="T102">blocks</text:span> <text:span text:style-name="T29">fully along with </text:span>loop <text:span text:style-name="T102">block</text:span></text:p>
        </text:list-item>
      </text:list>
      <text:p text:style-name="P27"><text:s text:c="8"/></text:p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47"><text:span text:style-name="T61">S</text:span><text:span text:style-name="T67">yntax (</text:span><text:span text:style-name="T74">Mutli-statement </text:span><text:span text:style-name="T67"><text:s/>Tabl</text:span><text:span text:style-name="T74">e</text:span><text:span text:style-name="T67">-</text:span><text:span text:style-name="T75">V</text:span><text:span text:style-name="T67">alued Function)</text:span> <text:s text:c="5"/></text:p>
            <text:p text:style-name="P48"/>
            <text:p text:style-name="P51"><text:s text:c="13"/><text:span text:style-name="T52">CREATE FUNCTION </text:span><text:span text:style-name="T76">func_name</text:span><text:span text:style-name="T6"> (</text:span><text:span text:style-name="T76">parameter datatype, . . .</text:span><text:span text:style-name="T6">)</text:span></text:p>
            <text:p text:style-name="P51"><text:span text:style-name="T76"><text:s text:c="13"/></text:span><text:span text:style-name="T52">Returns </text:span><text:span text:style-name="T76">@table_variable</text:span><text:span text:style-name="T6"> </text:span><text:span text:style-name="T52">TABLE </text:span></text:p>
            <text:p text:style-name="P51"><text:s text:c="13"/><text:span text:style-name="T77">(column_1 datatype, column_2 datatype,....)</text:span></text:p>
            <text:p text:style-name="P51"><text:s text:c="13"/><text:span text:style-name="T53">AS</text:span></text:p>
            <text:p text:style-name="P52"><text:s text:c="18"/><text:span text:style-name="T53">BEGIN</text:span></text:p>
            <text:p text:style-name="P52"><text:s text:c="31"/><text:span text:style-name="T77">SQL-statement(s)</text:span></text:p>
            <text:p text:style-name="P51"><text:s text:c="31"/><text:span text:style-name="T53">RETURN</text:span></text:p>
            <text:p text:style-name="P51"><text:s text:c="18"/><text:span text:style-name="T54">END</text:span><text:span text:style-name="T78">;</text:span> <text:s text:c="40"/></text:p>
          </table:table-cell>
        </table:table-row>
        <table:table-row>
          <table:table-cell table:style-name="Table3.A2" office:value-type="string">
            <text:p text:style-name="P53"/>
            <text:p text:style-name="P53">Example :- <text:span text:style-name="T55">C</text:span>reate a func to get list of employees by passing department <text:span text:style-name="T84">location</text:span>.</text:p>
            <text:p text:style-name="P53"/>
            <text:p text:style-name="P54"/>
            <text:p text:style-name="P55"><text:span text:style-name="T43"><text:s text:c="20"/></text:span><text:span text:style-name="T59">CREATE FUNCTION</text:span><text:span text:style-name="T79"> getAllEmployees(@</text:span><text:span text:style-name="T84">dept_loc</text:span><text:span text:style-name="T79"> varchar(50))</text:span></text:p>
            <text:p text:style-name="P55"><text:span text:style-name="T79"><text:s text:c="20"/></text:span><text:span text:style-name="T59">RETURNS </text:span><text:span text:style-name="T79">@Table TABLE</text:span></text:p>
            <text:p text:style-name="P55"><text:s text:c="21"/><text:span text:style-name="T81">(id int, name varchar(50), salary decimal, </text:span><text:span text:style-name="T83">location</text:span><text:span text:style-name="T81"> varchar(50))</text:span></text:p>
            <text:p text:style-name="P55"><text:s text:c="20"/><text:span text:style-name="T59">AS</text:span></text:p>
            <text:p text:style-name="P31"><text:s text:c="25"/><text:span text:style-name="T80">BEGIN</text:span></text:p>
            <text:p text:style-name="P55"><text:s text:c="37"/><text:span text:style-name="T58">INSERT</text:span><text:span text:style-name="T86"> </text:span><text:span text:style-name="T58">INTO </text:span><text:span text:style-name="T86">@Table</text:span></text:p>
            <text:p text:style-name="P55"><text:span text:style-name="T43"><text:s text:c="37"/></text:span><text:span text:style-name="T56">SELECT </text:span><text:span text:style-name="T82">* </text:span><text:span text:style-name="T56">FROM</text:span><text:span text:style-name="T82"> </text:span><text:span text:style-name="T90">temp_</text:span><text:span text:style-name="T82">employee </text:span><text:span text:style-name="T57">WHERE</text:span><text:span text:style-name="T84"> </text:span><text:span text:style-name="T91">location</text:span><text:span text:style-name="T84"> </text:span><text:span text:style-name="T85">= </text:span><text:span text:style-name="T87">@</text:span><text:span text:style-name="T85">dept_loc;</text:span></text:p>
            <text:p text:style-name="P31"><text:s text:c="37"/><text:span text:style-name="T88">RETURN</text:span></text:p>
            <text:p text:style-name="P31"><text:s text:c="26"/><text:span text:style-name="T89">END;</text:span></text:p>
            <text:p text:style-name="P54"><text:soft-page-break/><text:s text:c="11"/></text:p>
          </table:table-cell>
        </table:table-row>
      </table:table>
      <text:p text:style-name="P25"/>
      <text:p text:style-name="P25"/>
      <text:p text:style-name="P25"/>
      <text:list xml:id="list174560022872000" text:continue-numbering="true" text:style-name="L2">
        <text:list-header>
          <text:p text:style-name="P74"/>
        </text:list-header>
      </text:list>
      <text:p text:style-name="P26">USAGES :-</text:p>
      <text:p text:style-name="P26"/>
      <text:p text:style-name="P70"><text:span text:style-name="T94">1. Scalar funcs :- </text:span><text:span text:style-name="T95">(Select, From, Where) </text:span><text:span text:style-name="T99">clause</text:span><text:span text:style-name="T16"/></text:p>
      <text:list text:style-name="L3">
        <text:list-item>
          <text:p text:style-name="P76">Used for complex calculations</text:p>
          <text:p text:style-name="P76"/>
        </text:list-item>
      </text:list>
      <text:p text:style-name="P65">2. Inline funcs :- <text:span text:style-name="T93"><text:s/></text:span><text:span text:style-name="T95">(</text:span><text:span text:style-name="T96">Joins</text:span><text:span text:style-name="T95">, From </text:span><text:span text:style-name="T100">clause</text:span><text:span text:style-name="T95">, </text:span><text:span text:style-name="T96">Apply </text:span><text:span text:style-name="T98">operators</text:span><text:span text:style-name="T95">)</text:span></text:p>
      <text:list text:style-name="L4">
        <text:list-item>
          <text:p text:style-name="P77">improving readablility </text:p>
        </text:list-item>
        <text:list-item>
          <text:p text:style-name="P77">simplifying complex queries</text:p>
          <text:p text:style-name="P77"/>
        </text:list-item>
      </text:list>
      <text:p text:style-name="P66">3. Table-valued :- <text:span text:style-name="T95">(</text:span><text:span text:style-name="T96">Joins</text:span><text:span text:style-name="T95">, From </text:span><text:span text:style-name="T100">clause</text:span><text:span text:style-name="T95">, </text:span><text:span text:style-name="T96">Apply </text:span><text:span text:style-name="T97">operators</text:span><text:span text:style-name="T95">)</text:span></text:p>
      <text:list text:style-name="L5">
        <text:list-item>
          <text:p text:style-name="P78">Complex logic that can’t be expressed in single stmt</text:p>
        </text:list-item>
        <text:list-item>
          <text:p text:style-name="P78">Perfoming complex queries</text:p>
        </text:list-item>
      </text:list>
      <text:p text:style-name="P23"/>
      <text:p text:style-name="P23"/>
      <text:p text:style-name="P23"/>
      <text:p text:style-name="P23"/>
      <text:p text:style-name="P23"/>
      <text:p text:style-name="P61"/>
      <text:p text:style-name="P62"/>
      <text:p text:style-name="P60"/>
      <text:p text:style-name="P60"/>
      <text:p text:style-name="P1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2:10:59.341000000</meta:creation-date>
    <dc:date>2024-08-07T12:52:13.798000000</dc:date>
    <meta:editing-duration>PT4H15M28S</meta:editing-duration>
    <meta:editing-cycles>161</meta:editing-cycles>
    <meta:generator>LibreOffice/7.5.0.3$Windows_X86_64 LibreOffice_project/c21113d003cd3efa8c53188764377a8272d9d6de</meta:generator>
    <meta:document-statistic meta:table-count="3" meta:image-count="0" meta:object-count="0" meta:page-count="5" meta:paragraph-count="114" meta:word-count="675" meta:character-count="5170" meta:non-whitespace-character-count="3600"/>
  </office:meta>
</office:document-meta>
</file>